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8e5" officeooo:paragraph-rsid="0019b8e5"/>
    </style:style>
    <style:style style:name="P2" style:family="paragraph" style:parent-style-name="Standard">
      <style:text-properties officeooo:rsid="0019b8e5" officeooo:paragraph-rsid="001a5ef8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b8e5" officeooo:paragraph-rsid="0019b8e5" style:font-weight-asian="bold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212950" officeooo:paragraph-rsid="00212950" style:font-size-asian="16pt" style:font-weight-asian="bold" style:font-size-complex="16pt" style:font-weight-complex="bold"/>
    </style:style>
    <style:style style:name="T1" style:family="text">
      <style:text-properties officeooo:rsid="001c5231"/>
    </style:style>
    <style:style style:name="T2" style:family="text">
      <style:text-properties officeooo:rsid="001dbd2b"/>
    </style:style>
    <style:style style:name="T3" style:family="text">
      <style:text-properties officeooo:rsid="00212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NAME: SAGAR SHARMA</text:p>
      <text:p text:style-name="P6">ROLLNO: 7348</text:p>
      <text:p text:style-name="P6">MOCK TEST – 1 (DBMS)</text:p>
      <text:p text:style-name="P6">DATE: 12/08/2025</text:p>
      <text:p text:style-name="P5"/>
      <text:p text:style-name="Standard"/>
      <text:p text:style-name="Standard"/>
      <text:p text:style-name="P3"><text:span text:style-name="T3">T</text:span>he tables are order(order_id, order_date, cust_id)</text:p>
      <text:p text:style-name="P3">customer(cust_id, c_name, c_address)</text:p>
      <text:p text:style-name="P3">product(product_id, product_desc, unit_price)</text:p>
      <text:p text:style-name="P3"/>
      <text:p text:style-name="P4">1) perform crud operations</text:p>
      <text:p text:style-name="P4">2) list all order details placed by “Ram”</text:p>
      <text:p text:style-name="P4">3) list product_ids whose unit price is greater than 1,00,000 rs</text:p>
      <text:p text:style-name="P4">4) which order are placed on “20-07-2023”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TABLE customer (</text:p>
      <text:p text:style-name="P1">cust_id INT AUTO_INCREMENT PRIMARY KEY,</text:p>
      <text:p text:style-name="P1">c_name VARCHAR(100) NOT NULL,</text:p>
      <text:p text:style-name="P1">c_address VARCHAR(255) NOT NULL</text:p>
      <text:p text:style-name="P1">);</text:p>
      <text:p text:style-name="P1"/>
      <text:p text:style-name="P1">CREATE TABLE product (</text:p>
      <text:p text:style-name="P1">product_id INT AUTO_INCREMENT PRIMARY KEY,</text:p>
      <text:p text:style-name="P1">product_desc VARCHAR(255) NOT NULL,</text:p>
      <text:p text:style-name="P1">unit_price DECIMAL(10, 2) NOT NULL</text:p>
      <text:p text:style-name="P1">);</text:p>
      <text:p text:style-name="P1"/>
      <text:p text:style-name="P1">CREATE TABLE orders (</text:p>
      <text:p text:style-name="P1">order_id INT AUTO_INCREMENT PRIMARY KEY,</text:p>
      <text:p text:style-name="P1">order_date DATE NOT NULL,</text:p>
      <text:p text:style-name="P1">cust_id INT,</text:p>
      <text:p text:style-name="P1">FOREIGN KEY (cust_id) REFERENCES customer(cust_id)</text:p>
      <text:p text:style-name="P1">);</text:p>
      <text:p text:style-name="P1"/>
      <text:p text:style-name="P1"/>
      <text:p text:style-name="P2">INSERT INTO customer (c_name, c_address) VALUES</text:p>
      <text:p text:style-name="P2">('Ram', '1234, MG Road, Delhi'),</text:p>
      <text:p text:style-name="P2">('Sita', '56, B Block, Mumbai'),</text:p>
      <text:p text:style-name="P2">('Shyam', '789, Main Street, Bangalore'),</text:p>
      <text:p text:style-name="P2">('Radha', '101, Green Park, Pune');</text:p>
      <text:p text:style-name="P2"/>
      <text:p text:style-name="P2"><text:soft-page-break/>INSERT INTO product (product_desc, unit_price) VALUES</text:p>
      <text:p text:style-name="P2">('Mobile Phone', 15000.00),</text:p>
      <text:p text:style-name="P2">('Laptop', 50000.00),</text:p>
      <text:p text:style-name="P2">('Headphones', 2500.00),</text:p>
      <text:p text:style-name="P2">('Watch', 3500.00),</text:p>
      <text:p text:style-name="P2">('Luxury Car', 2500000.00),</text:p>
      <text:p text:style-name="P2">('Diamond Necklace', 200000.00),</text:p>
      <text:p text:style-name="P2">('High-End Laptop', 120000.00),</text:p>
      <text:p text:style-name="P2">('Designer Handbag', 75000.00),</text:p>
      <text:p text:style-name="P2">('Premium Camera', 95000.00),</text:p>
      <text:p text:style-name="P2">('Luxury Watch', 150000.00);</text:p>
      <text:p text:style-name="P2"/>
      <text:p text:style-name="P2">INSERT INTO orders (order_date, cust_id) VALUES</text:p>
      <text:p text:style-name="P2">('2025-08-01', 1),</text:p>
      <text:p text:style-name="P2">('2025-08-05', 2),</text:p>
      <text:p text:style-name="P2">('2025-08-10', 3),</text:p>
      <text:p text:style-name="P2">('2025-08-12', 4);</text:p>
      <text:p text:style-name="P1"/>
      <text:p text:style-name="P1"/>
      <text:p text:style-name="P1">SELECT * FROM customer;</text:p>
      <text:p text:style-name="P1">SELECT * FROM product;</text:p>
      <text:p text:style-name="P1">SELECT * FROM orders;</text:p>
      <text:p text:style-name="P1"/>
      <text:p text:style-name="P1">INSERT INTO orders (order_date, cust_id) VALUES</text:p>
      <text:p text:style-name="P1">('2025-08-20', 1),</text:p>
      <text:p text:style-name="P1">('2025-08-25', 1),</text:p>
      <text:p text:style-name="P1">('2025-08-30', 1);</text:p>
      <text:p text:style-name="P1"/>
      <text:p text:style-name="P1">UPDATE product</text:p>
      <text:p text:style-name="P1">SET unit_price = 160000.00</text:p>
      <text:p text:style-name="P1">WHERE product_desc = 'Luxury Watch';</text:p>
      <text:p text:style-name="P1"/>
      <text:p text:style-name="P1">UPDATE orders</text:p>
      <text:p text:style-name="P1">SET order_date = '2025-08-20'</text:p>
      <text:p text:style-name="P1">WHERE order_id = 3;</text:p>
      <text:p text:style-name="P1"/>
      <text:p text:style-name="P1"/>
      <text:p text:style-name="P1"/>
      <text:p text:style-name="P1"/>
      <text:p text:style-name="P1"/>
      <text:p text:style-name="P1">SELECT o.order_id, o.order_date, c.c_name</text:p>
      <text:p text:style-name="P1">FROM orders o</text:p>
      <text:p text:style-name="P1">JOIN customer c ON o.cust_id = c.cust_id</text:p>
      <text:p text:style-name="P1">WHERE c.c_name = 'Ram';</text:p>
      <text:p text:style-name="P1"/>
      <text:p text:style-name="P1">SELECT product_id</text:p>
      <text:p text:style-name="P1">FROM product</text:p>
      <text:p text:style-name="P1">WHERE unit_price &gt; 100000;</text:p>
      <text:p text:style-name="P1"/>
      <text:p text:style-name="P1">INSERT INTO orders (order_date, cust_id) VALUES</text:p>
      <text:p text:style-name="P1">('2023-07-20', 1),</text:p>
      <text:p text:style-name="P1">('2023-07-20', 2);</text:p>
      <text:p text:style-name="P1"><text:soft-page-break/></text:p>
      <text:p text:style-name="P1">SELECT * FROM orders</text:p>
      <text:p text:style-name="P1">WHERE order_date = '2023-07-20';</text:p>
      <text:p text:style-name="P1"/>
      <text:p text:style-name="P1">-- <text:span text:style-name="T2">added cascade on delete and on update</text:span></text:p>
      <text:p text:style-name="P1"/>
      <text:p text:style-name="P1">ALTER TABLE orders</text:p>
      <text:p text:style-name="P1">DROP FOREIGN KEY orders_ibfk_1;</text:p>
      <text:p text:style-name="P1"/>
      <text:p text:style-name="P1">ALTER TABLE orders</text:p>
      <text:p text:style-name="P1">ADD CONSTRAINT orders_fk_customer</text:p>
      <text:p text:style-name="P1">FOREIGN KEY (cust_id) </text:p>
      <text:p text:style-name="P1"><text:s/>REFERENCES customer(cust_id)</text:p>
      <text:p text:style-name="P1"><text:s/>ON DELETE CASCADE</text:p>
      <text:p text:style-name="P1"><text:s/>ON UPDATE CASCAD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2T11:06:19.621510891</meta:creation-date>
    <dc:date>2025-08-12T12:13:17.538291904</dc:date>
    <meta:editing-duration>PT26M1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305" meta:character-count="2247" meta:non-whitespace-character-count="2019"/>
  </office:meta>
</office:document-meta>
</file>